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6cm" svg:height="2cm" svg:x="11cm" svg:y="1cm">
          <text:p text:style-name="P1">Event</text:p>
          <text:p text:style-name="P1">Dispatc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cm" svg:height="2cm" svg:x="6cm" svg:y="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cm" svg:height="2cm" svg:x="16cm" svg:y="1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cm" svg:height="2cm" svg:x="6cm" svg:y="4.5cm">
          <text:p text:style-name="P1">CLI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6cm" svg:height="2cm" svg:x="1cm" svg:y="1cm">
          <text:p text:style-name="P1">User</text:p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6cm" svg:y1="2cm" svg:x2="6cm" svg:y2="2cm" draw:start-shape="id1" draw:start-glue-point="1" draw:end-shape="id2" draw:end-glue-point="3" svg:d="M4600 2000h1400" svg:viewBox="0 0 1401 1">
          <text:p/>
        </draw:connector>
        <draw:connector draw:style-name="gr2" draw:text-style-name="P2" draw:layer="layout" svg:x1="2.8cm" svg:y1="3cm" svg:x2="6cm" svg:y2="5.5cm" draw:start-shape="id1" draw:start-glue-point="2" draw:end-shape="id3" draw:end-glue-point="3" svg:d="M2800 3000v2500h3200" svg:viewBox="0 0 3201 2501">
          <text:p/>
        </draw:connector>
        <draw:connector draw:style-name="gr3" draw:text-style-name="P2" draw:layer="layout" svg:x1="9.6cm" svg:y1="2cm" svg:x2="11cm" svg:y2="2cm" draw:start-shape="id2" draw:start-glue-point="1" draw:end-shape="id4" draw:end-glue-point="3" svg:d="M9600 2000h1400" svg:viewBox="0 0 1401 1">
          <text:p/>
        </draw:connector>
        <draw:connector draw:style-name="gr3" draw:text-style-name="P2" draw:layer="layout" svg:x1="9.6cm" svg:y1="5.5cm" svg:x2="11cm" svg:y2="2cm" draw:start-shape="id3" draw:start-glue-point="1" draw:end-shape="id4" draw:end-glue-point="3" svg:d="M9600 5500h700v-3500h700" svg:viewBox="0 0 1401 3501">
          <text:p/>
        </draw:connector>
        <draw:custom-shape draw:style-name="gr1" draw:text-style-name="P1" xml:id="id6" draw:id="id6" draw:layer="layout" svg:width="3.6cm" svg:height="2cm" svg:x="16cm" svg:y="4.5cm">
          <text:p text:style-name="P1">Tenhou.net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6cm" svg:y1="2cm" svg:x2="16cm" svg:y2="2cm" draw:start-shape="id4" draw:start-glue-point="1" draw:end-shape="id5" draw:end-glue-point="3" svg:d="M14600 2000h1400" svg:viewBox="0 0 1401 1">
          <text:p/>
        </draw:connector>
        <draw:connector draw:style-name="gr3" draw:text-style-name="P2" draw:layer="layout" svg:x1="17.8cm" svg:y1="3cm" svg:x2="17.8cm" svg:y2="4.5cm" draw:start-shape="id5" draw:start-glue-point="2" draw:end-shape="id6" draw:end-glue-point="0" svg:d="M17800 3000v1500" svg:viewBox="0 0 1 1501">
          <text:p/>
        </draw:connector>
        <draw:custom-shape draw:style-name="gr1" draw:text-style-name="P1" xml:id="id7" draw:id="id7" draw:layer="layout" svg:width="3.6cm" svg:height="2cm" svg:x="16cm" svg:y="8cm">
          <text:p text:style-name="P1">Private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199cm -1.7cm" svg:x1="16cm" svg:y1="9cm" svg:x2="17.8cm" svg:y2="3cm" draw:start-shape="id7" draw:start-glue-point="3" draw:end-shape="id5" draw:end-glue-point="2" svg:d="M16000 9000h-700v-5200h2500v-800" svg:viewBox="0 0 2501 6001">
          <text:p/>
        </draw:connector>
        <draw:custom-shape draw:style-name="gr1" draw:text-style-name="P1" xml:id="id8" draw:id="id8" draw:layer="layout" svg:width="3.6cm" svg:height="2cm" svg:x="11cm" svg:y="8cm">
          <text:p text:style-name="P1">Loca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8cm" svg:y1="3cm" svg:x2="12.8cm" svg:y2="8cm" draw:start-shape="id4" draw:start-glue-point="2" draw:end-shape="id8" svg:d="M12800 3000v5000" svg:viewBox="0 0 1 5001">
          <text:p/>
        </draw:connector>
        <draw:custom-shape draw:style-name="gr1" draw:text-style-name="P1" xml:id="id9" draw:id="id9" draw:layer="layout" svg:width="3.6cm" svg:height="2cm" svg:x="11cm" svg:y="11.5cm">
          <text:p text:style-name="P1">Local</text:p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6cm" svg:height="2cm" svg:x="16cm" svg:y="11.5cm">
          <text:p text:style-name="P1">Replay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8cm" svg:y1="10cm" svg:x2="12.8cm" svg:y2="11.5cm" draw:start-shape="id8" draw:start-glue-point="2" draw:end-shape="id9" draw:end-glue-point="0" svg:d="M12800 10000v1500" svg:viewBox="0 0 1 1501">
          <text:p/>
        </draw:connector>
        <draw:connector draw:style-name="gr3" draw:text-style-name="P2" draw:layer="layout" svg:x1="17.8cm" svg:y1="11.5cm" svg:x2="12.8cm" svg:y2="10cm" draw:start-shape="id10" draw:start-glue-point="0" draw:end-shape="id8" svg:d="M17800 11500v-750h-5000v-750" svg:viewBox="0 0 5001 1501">
          <text:p/>
        </draw:connector>
        <draw:custom-shape draw:style-name="gr1" draw:text-style-name="P1" xml:id="id11" draw:id="id11" draw:layer="layout" svg:width="3.6cm" svg:height="2cm" svg:x="16cm" svg:y="15cm">
          <text:p text:style-name="P1">Replay</text:p>
          <text:p text:style-name="P1">Fil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8cm" svg:y1="15cm" svg:x2="17.8cm" svg:y2="13.5cm" draw:start-shape="id11" draw:start-glue-point="0" draw:end-shape="id10" svg:d="M17800 15000v-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1:22:08.077000000</meta:creation-date>
    <dc:date>2017-03-14T11:34:18.207000000</dc:date>
    <meta:editing-duration>PT2M</meta:editing-duration>
    <meta:editing-cycles>1</meta:editing-cycles>
    <meta:document-statistic meta:object-count="22"/>
    <meta:generator>LibreOffice/5.2.3.3$Windows_X86_64 LibreOffice_project/d54a8868f08a7b39642414cf2c8ef2f228f780cf</meta:generator>
  </office:meta>
</office:document-meta>
</file>